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3621" officeooo:paragraph-rsid="00083621"/>
    </style:style>
    <style:style style:name="P2" style:family="paragraph" style:parent-style-name="Standard">
      <style:text-properties officeooo:rsid="000939a2" officeooo:paragraph-rsid="000939a2"/>
    </style:style>
    <style:style style:name="P3" style:family="paragraph" style:parent-style-name="Standard">
      <style:text-properties officeooo:rsid="000aa717" officeooo:paragraph-rsid="000aa717"/>
    </style:style>
    <style:style style:name="P4" style:family="paragraph" style:parent-style-name="Standard">
      <style:text-properties officeooo:rsid="000c31ae" officeooo:paragraph-rsid="000c31ae"/>
    </style:style>
    <style:style style:name="P5" style:family="paragraph" style:parent-style-name="Standard">
      <style:text-properties officeooo:rsid="0009b886" officeooo:paragraph-rsid="000c31ae"/>
    </style:style>
    <style:style style:name="P6" style:family="paragraph" style:parent-style-name="Standard">
      <style:text-properties officeooo:rsid="000de3d2" officeooo:paragraph-rsid="000de3d2"/>
    </style:style>
    <style:style style:name="P7" style:family="paragraph" style:parent-style-name="Standard">
      <style:text-properties officeooo:rsid="000eef64" officeooo:paragraph-rsid="000eef64"/>
    </style:style>
    <style:style style:name="P8" style:family="paragraph" style:parent-style-name="Standard">
      <style:text-properties officeooo:rsid="0010416c" officeooo:paragraph-rsid="000aa717"/>
    </style:style>
    <style:style style:name="P9" style:family="paragraph" style:parent-style-name="Standard">
      <style:text-properties officeooo:rsid="0010416c" officeooo:paragraph-rsid="0010416c"/>
    </style:style>
    <style:style style:name="P10" style:family="paragraph" style:parent-style-name="Standard">
      <style:text-properties style:use-window-font-color="true" style:font-name="Times New Roman" fo:font-size="12pt" officeooo:rsid="0010416c" officeooo:paragraph-rsid="0010416c" style:font-size-asian="12pt" style:font-size-complex="12pt"/>
    </style:style>
    <style:style style:name="P11" style:family="paragraph" style:parent-style-name="Standard">
      <style:text-properties style:use-window-font-color="true" style:font-name="Times New Roman" fo:font-size="12pt" officeooo:rsid="00112c34" officeooo:paragraph-rsid="00112c34" style:font-size-asian="12pt" style:font-size-complex="12pt"/>
    </style:style>
    <style:style style:name="P12" style:family="paragraph" style:parent-style-name="Standard">
      <style:text-properties style:use-window-font-color="true" style:font-name="Times New Roman" fo:font-size="12pt" officeooo:rsid="0012553b" officeooo:paragraph-rsid="0012553b" style:font-size-asian="12pt" style:font-size-complex="12pt"/>
    </style:style>
    <style:style style:name="P13" style:family="paragraph" style:parent-style-name="Standard">
      <style:text-properties style:use-window-font-color="true" style:font-name="Times New Roman" fo:font-size="12pt" officeooo:rsid="0018e117" officeooo:paragraph-rsid="0012553b" style:font-size-asian="12pt" style:font-size-complex="12pt"/>
    </style:style>
    <style:style style:name="P14" style:family="paragraph" style:parent-style-name="Standard">
      <style:text-properties style:use-window-font-color="true" style:font-name="Times New Roman" fo:font-size="12pt" officeooo:rsid="00131635" officeooo:paragraph-rsid="00131635" style:font-size-asian="12pt" style:font-size-complex="12pt"/>
    </style:style>
    <style:style style:name="P15" style:family="paragraph" style:parent-style-name="Standard">
      <style:text-properties style:use-window-font-color="true" style:font-name="Times New Roman" fo:font-size="12pt" officeooo:rsid="001392f5" officeooo:paragraph-rsid="001392f5" style:font-size-asian="12pt" style:font-size-complex="12pt"/>
    </style:style>
    <style:style style:name="P16" style:family="paragraph" style:parent-style-name="Standard">
      <style:text-properties style:use-window-font-color="true" style:font-name="Times New Roman" fo:font-size="12pt" officeooo:rsid="00143273" officeooo:paragraph-rsid="00143273" style:font-size-asian="12pt" style:font-size-complex="12pt"/>
    </style:style>
    <style:style style:name="P17" style:family="paragraph" style:parent-style-name="Standard">
      <style:text-properties style:use-window-font-color="true" style:font-name="Times New Roman" fo:font-size="12pt" officeooo:rsid="001715fb" officeooo:paragraph-rsid="001715fb" style:font-size-asian="12pt" style:font-size-complex="12pt"/>
    </style:style>
    <style:style style:name="P18" style:family="paragraph" style:parent-style-name="Standard">
      <style:text-properties style:use-window-font-color="true" style:font-name="Times New Roman" fo:font-size="12pt" fo:font-weight="normal" officeooo:rsid="00128b27" officeooo:paragraph-rsid="0012553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style:font-name="Times New Roman" fo:font-size="12pt" fo:font-weight="normal" officeooo:rsid="00131635" officeooo:paragraph-rsid="0013163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style:font-name="Times New Roman" fo:font-size="12pt" fo:font-weight="normal" officeooo:rsid="001392f5" officeooo:paragraph-rsid="001392f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style:font-name="Times New Roman" fo:font-size="12pt" fo:font-weight="normal" officeooo:rsid="001393ef" officeooo:paragraph-rsid="001392f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style:font-name="Times New Roman" fo:font-size="12pt" fo:font-weight="normal" officeooo:rsid="00143273" officeooo:paragraph-rsid="00143273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style:font-name="Times New Roman" fo:font-size="12pt" fo:font-weight="normal" officeooo:rsid="0017b1fe" officeooo:paragraph-rsid="0017b1fe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style:font-name="Times New Roman" fo:font-size="12pt" fo:font-weight="normal" officeooo:rsid="0017d28c" officeooo:paragraph-rsid="0017d28c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style:font-name="Times New Roman" fo:font-size="12pt" fo:font-weight="normal" officeooo:rsid="00180e63" officeooo:paragraph-rsid="00180e63" style:font-size-asian="12pt" style:font-weight-asian="normal" style:font-size-complex="12pt" style:font-weight-complex="normal"/>
    </style:style>
    <style:style style:name="P26" style:family="paragraph" style:parent-style-name="Standard">
      <style:text-properties officeooo:rsid="0018e117" officeooo:paragraph-rsid="0012553b"/>
    </style:style>
    <style:style style:name="P27" style:family="paragraph" style:parent-style-name="Preformatted_20_Text">
      <style:text-properties fo:font-variant="normal" fo:text-transform="none" style:use-window-font-color="true" style:font-name="Times New Roman" fo:font-size="12pt" fo:letter-spacing="normal" fo:font-style="normal" fo:font-weight="normal" officeooo:rsid="00112c34" officeooo:paragraph-rsid="00112c34" style:font-size-asian="12pt" style:font-size-complex="12pt"/>
    </style:style>
    <style:style style:name="P28" style:family="paragraph" style:parent-style-name="Preformatted_20_Text">
      <style:paragraph-properties fo:margin-top="0in" fo:margin-bottom="0in" style:contextual-spacing="false" style:line-height-at-least="0.1339in" fo:background-color="transparent" fo:padding="0in" fo:border="none">
        <style:background-image/>
      </style:paragraph-properties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29" style:family="paragraph" style:parent-style-name="Standard">
      <style:text-properties style:use-window-font-color="true" style:font-name="Times New Roman" fo:font-size="12pt" fo:font-weight="normal" officeooo:rsid="00180e63" officeooo:paragraph-rsid="00180e63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use-window-font-color="true" style:font-name="Times New Roman" fo:font-size="12pt" fo:font-weight="normal" officeooo:rsid="0018c18e" officeooo:paragraph-rsid="0018c18e" style:font-size-asian="12pt" style:font-weight-asian="normal" style:font-size-complex="12pt" style:font-weight-complex="normal"/>
    </style:style>
    <style:style style:name="T1" style:family="text">
      <style:text-properties officeooo:rsid="000c31ae"/>
    </style:style>
    <style:style style:name="T2" style:family="text">
      <style:text-properties officeooo:rsid="000e7ba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553b" style:font-weight-asian="normal" style:font-weight-complex="normal"/>
    </style:style>
    <style:style style:name="T6" style:family="text">
      <style:text-properties fo:font-weight="normal" officeooo:rsid="00128b27" style:font-weight-asian="normal" style:font-weight-complex="normal"/>
    </style:style>
    <style:style style:name="T7" style:family="text">
      <style:text-properties fo:font-weight="normal" officeooo:rsid="001393ef" style:font-weight-asian="normal" style:font-weight-complex="normal"/>
    </style:style>
    <style:style style:name="T8" style:family="text">
      <style:text-properties fo:font-weight="normal" officeooo:rsid="0015909f" style:font-weight-asian="normal" style:font-weight-complex="normal"/>
    </style:style>
    <style:style style:name="T9" style:family="text">
      <style:text-properties officeooo:rsid="001715fb"/>
    </style:style>
    <style:style style:name="T10" style:family="text">
      <style:text-properties officeooo:rsid="0017d2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/3/13</text:p>
      <text:p text:style-name="P1"/>
      <text:p text:style-name="P1">3 goals:</text:p>
      <text:p text:style-name="P1">teamwork, independence, love for programming and problem solving </text:p>
      <text:p text:style-name="P1"/>
      <text:p text:style-name="P2">repo: group of files were tracking with Git</text:p>
      <text:p text:style-name="P2"/>
      <text:p text:style-name="P3">git diff: tracks differences (+green) (-red)</text:p>
      <text:p text:style-name="P3">git add FILE: adds file to staging areas</text:p>
      <text:p text:style-name="P3">git commit: makes a snapshot </text:p>
      <text:p text:style-name="P3">git status: shows current status</text:p>
      <text:p text:style-name="P3">git log: history of all changes made</text:p>
      <text:p text:style-name="P3">git push origin Branchname: pushes the branch named to github</text:p>
      <text:p text:style-name="P3"/>
      <text:p text:style-name="P3">Then you have to create a pull request on GitHub so you (and everyone) can see changes- people can comment and changes can be made </text:p>
      <text:p text:style-name="P8"/>
      <text:p text:style-name="P3"/>
      <text:p text:style-name="P4">9/4/13</text:p>
      <text:p text:style-name="P5">Ruby- everything has a purpose; no random things just because. <text:span text:style-name="T1">Not verbose.</text:span></text:p>
      <text:p text:style-name="P5"/>
      <text:p text:style-name="P6"><text:span text:style-name="T1">Q</text:span>uestions: How to undo a line in irb? <text:span text:style-name="T2">Use pry </text:span></text:p>
      <text:p text:style-name="P6">Can you use “user_input” over and over or does each time you ask a user for input have to be a different variable?</text:p>
      <text:p text:style-name="P6">How to nest if/else in if/else (tab?)</text:p>
      <text:p text:style-name="P6"/>
      <text:p text:style-name="P7">9/5/13</text:p>
      <text:p text:style-name="P7">Everything in Ruby is an object. </text:p>
      <text:p text:style-name="P7">7.send(:+,3) <text:s/></text:p>
      <text:p text:style-name="P7"><text:tab/>this shows that 7 + 3 is made up of objects</text:p>
      <text:p text:style-name="P7"/>
      <text:p text:style-name="P7">Ruby syntax similar to English: subject, verb, (optional) DO</text:p>
      <text:p text:style-name="P7"><text:tab/>from ex above: 7=subject; + is the verb; 3 is the DO</text:p>
      <text:p text:style-name="P7"/>
      <text:p text:style-name="P9">Classes are describe properties and methods an object can take/do.</text:p>
      <text:p text:style-name="P10"/>
      <text:p text:style-name="P17">click fork assigned to user</text:p>
      <text:p text:style-name="P17">in terminal cd to web-cohort-2 and username</text:p>
      <text:p text:style-name="P17">git clone the url of the forked file</text:p>
      <text:p text:style-name="P17">ls contents</text:p>
      <text:p text:style-name="P17">cd to forked directory</text:p>
      <text:p text:style-name="P17">git claim if on shared machine</text:p>
      <text:p text:style-name="P17">enter user info</text:p>
      <text:p text:style-name="P17">opened sublime</text:p>
      <text:p text:style-name="P17">make changes in sublime</text:p>
      <text:p text:style-name="P17">save</text:p>
      <text:p text:style-name="P17">git diff</text:p>
      <text:p text:style-name="P17">press q to quit</text:p>
      <text:p text:style-name="P17">git status to see if staged</text:p>
      <text:p text:style-name="P17"><text:soft-page-break/>git add file name to stage</text:p>
      <text:p text:style-name="P17">git status of file</text:p>
      <text:p text:style-name="P17">git commit -m and "description of changes</text:p>
      <text:p text:style-name="P17">"</text:p>
      <text:p text:style-name="P17">git log - history of all changes</text:p>
      <text:p text:style-name="P17">press q for quit</text:p>
      <text:p text:style-name="P17">git push origin master - pushes to master branch in github</text:p>
      <text:p text:style-name="P17">viewed commits on individual repo page</text:p>
      <text:p text:style-name="P17">opened original repo page</text:p>
      <text:p text:style-name="P17">click compare and review</text:p>
      <text:p text:style-name="P17">click compare across forks</text:p>
      <text:p text:style-name="P17">chose head fork and individual username</text:p>
      <text:p text:style-name="P17">next to gravatar click to create a pull request</text:p>
      <text:p text:style-name="P17">enter summary in title section and specific changes in body "if needed"</text:p>
      <text:p text:style-name="P17">send pull request</text:p>
      <text:p text:style-name="P10"/>
      <text:p text:style-name="P10"/>
      <text:p text:style-name="P11"><text:span text:style-name="T9">EX: </text:span>To get a git repo started:</text:p>
      <text:p text:style-name="P27">mkdir ruby_classes-1</text:p>
      <text:p text:style-name="P28">cd ruby_classes-1</text:p>
      <text:p text:style-name="P28">touch class.rb</text:p>
      <text:p text:style-name="P28">git init</text:p>
      <text:p text:style-name="P28">git add .</text:p>
      <text:p text:style-name="P28">git commit -m "Initial commit"</text:p>
      <text:p text:style-name="P28">git remote add origin ((paste your git url here))</text:p>
      <text:p text:style-name="P28">git push origin master</text:p>
      <text:p text:style-name="P11"/>
      <text:p text:style-name="P12">9/6/13 </text:p>
      <text:p text:style-name="P26">If container takes up whole page (no margins), use text-align:center. If there are margins, use margin: 0 auto. </text:p>
      <text:p text:style-name="P26"/>
      <text:p text:style-name="P13">To get images to line up next to each other, use <text:span text:style-name="T3">display:inline-block</text:span><text:span text:style-name="T4"> rather than float:left, (this way we can use text-align:center</text:span><text:span text:style-name="T5">)- </text:span><text:span text:style-name="T6">inline-block is like inline (ie text), except you can set width and height (like block)</text:span></text:p>
      <text:p text:style-name="P18"/>
      <text:p text:style-name="P14"><text:span text:style-name="T6">T</text:span><text:span text:style-name="T4">o center one line of text vertically in its container: use line-height: <text:s/>to set height of parent container and text will center vertically </text:span></text:p>
      <text:p text:style-name="P19"/>
      <text:p text:style-name="P20">When I give image a bottom padding, nothing happens? I want to center nav bar text in middle of image </text:p>
      <text:p text:style-name="P15"><text:span text:style-name="T4"><text:tab/></text:span><text:span text:style-name="T7">navbar has 0 height</text:span></text:p>
      <text:p text:style-name="P21"/>
      <text:p text:style-name="P16"><text:span text:style-name="T7">R</text:span><text:span text:style-name="T4">uby:</text:span></text:p>
      <text:p text:style-name="P22">3 classes </text:p>
      <text:p text:style-name="P22">initialize method: when you call .new, the initialize method gets run to set instance variables. CAn define arguments in initialize def and set these arguments equal to instance variables. </text:p>
      <text:p text:style-name="P22"><text:tab/>class Book</text:p>
      <text:p text:style-name="P22"><text:tab/><text:tab/>def initialize(name,description)</text:p>
      <text:p text:style-name="P22"><text:tab/><text:tab/><text:tab/>@name=name</text:p>
      <text:p text:style-name="P22"><text:soft-page-break/><text:tab/><text:tab/><text:tab/>@description=description</text:p>
      <text:p text:style-name="P22"><text:tab/><text:tab/>end</text:p>
      <text:p text:style-name="P22"><text:tab/>end</text:p>
      <text:p text:style-name="P22">book_1=Book.new(“Jurassic Park”, “dinos”)</text:p>
      <text:p text:style-name="P22"/>
      <text:p text:style-name="P16"><text:span text:style-name="T4">attr_accessor: makes it so we can access the </text:span><text:span text:style-name="T8">initialize</text:span><text:span text:style-name="T4"> arguments and use as methods on class instances.</text:span></text:p>
      <text:p text:style-name="P22"><text:tab/>book_1.name would should us the name of book 1</text:p>
      <text:p text:style-name="P22"/>
      <text:p text:style-name="P23">check for errors: cd to folder; type ruby filename.rb </text:p>
      <text:p text:style-name="P23"><text:s/><text:span text:style-name="T10">9/9/13</text:span></text:p>
      <text:p text:style-name="P24">JS: </text:p>
      <text:p text:style-name="P24">false-y values: false, 0, '', null, undefined</text:p>
      <text:p text:style-name="P24"/>
      <text:p text:style-name="P24">everything else would be considered a truth-y value </text:p>
      <text:p text:style-name="P24"/>
      <text:p text:style-name="P25">9/10/13</text:p>
      <text:p text:style-name="P25">Nik is a variable that executes a function when it's handed/passed to him </text:p>
      <text:p text:style-name="P25"/>
      <text:p text:style-name="P25">nik</text:p>
      <text:p text:style-name="P25">function (otherFunc) {</text:p>
      <text:p text:style-name="P25"><text:tab/>otherFunc();</text:p>
      <text:p text:style-name="P25">}</text:p>
      <text:p text:style-name="P25"/>
      <text:p text:style-name="P25">nik(jump)</text:p>
      <text:p text:style-name="P25"/>
      <text:p text:style-name="P25">where jump is a previously defined function </text:p>
      <text:p text:style-name="P25"/>
      <text:p text:style-name="P25">In JS, you can pass around functions like variables (can't do in Ruby)</text:p>
      <text:p text:style-name="P25"/>
      <text:p text:style-name="P25">anonymous function: doesn't have a variable name assigned to it</text:p>
      <text:p text:style-name="P25">nik (function () {</text:p>
      <text:p text:style-name="P25"><text:tab/>alert('anonymous')l</text:p>
      <text:p text:style-name="P25">});</text:p>
      <text:p text:style-name="P25"/>
      <text:p text:style-name="P25">in click handler: the function()</text:p>
      <text:p text:style-name="P25"><text:tab/>also called call back function, bc it's called back at a different time- essentially saving it to be called upon click. Can just as easily replace the function() with another function (already defined). </text:p>
      <text:p text:style-name="P25"/>
      <text:p text:style-name="P30">Ruby:</text:p>
      <text:p text:style-name="P30">class variable: same var for every instance of the class </text:p>
      <text:p text:style-name="P30">class Car</text:p>
      <text:p text:style-name="P30"/>
      <text:p text:style-name="P30">class method: 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0:11:53.903806000</meta:creation-date>
    <dc:date>2013-09-10T13:15:08.852033000</dc:date>
    <meta:editing-duration>PT6H25M28S</meta:editing-duration>
    <meta:editing-cycles>18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102" meta:word-count="673" meta:character-count="3925" meta:non-whitespace-character-count="3312"/>
  </office:meta>
</office:document-meta>
</file>